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1.879791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on-Clinical Document Type Code</text:p>
          </table:table-cell>
          <table:table-cell office:value-type="string" table:style-name="ce3">
            <text:p>Non-Clinical Document Type 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4">
            <text:p>Consent Form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4">
            <text:p>Pre-authorization Form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4">
            <text:p>Indent Request Form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4">
            <text:p>Supplier contract Form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4">
            <text:p>Grievance Form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4">
            <text:p>Feedback Form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4T07:49:18Z</meta:creation-date>
    <dc:date>2020-04-29T09:40:21Z</dc:date>
    <meta:user-defined meta:name="WorkbookGuid">66005df7-6e19-4b8a-9a7b-e681590a9061</meta:user-defined>
    <meta:user-defined meta:name="ConnectionInfosStorage">WorkbookXmlParts</meta:user-defined>
  </office:meta>
</office:document-meta>
</file>